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lainBlackWide" svg:font-family="PlainBlackWide"/>
    <style:font-face style:name="Droid Serif" svg:font-family="'Droid Serif'" style:font-family-generic="roman"/>
    <style:font-face style:name="Droid Serif1" svg:font-family="'Droid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5.9896in" fo:break-before="auto" fo:break-after="auto" table:align="right" fo:keep-with-next="auto" style:may-break-between-rows="true" style:writing-mode="lr-tb" table:border-model="collapsing"/>
    </style:style>
    <style:style style:name="Table6.A" style:family="table-column">
      <style:table-column-properties style:column-width="2.125in"/>
    </style:style>
    <style:style style:name="Table6.B" style:family="table-column">
      <style:table-column-properties style:column-width="1.7604in"/>
    </style:style>
    <style:style style:name="Table6.C" style:family="table-column">
      <style:table-column-properties style:column-width="2.104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ff420e" fo:padding="0in" fo:border-left="0.5pt solid #000000" fo:border-right="none" fo:border-top="1pt solid #000000" fo:border-bottom="1pt solid #000000" style:writing-mode="lr-tb">
        <style:background-image/>
      </style:table-cell-properties>
    </style:style>
    <style:style style:name="Table6.2" style:family="table-row">
      <style:table-row-properties fo:background-color="#ff420e" fo:keep-together="auto">
        <style:background-image/>
      </style:table-row-properties>
    </style:style>
    <style:style style:name="Table6.A2" style:family="table-cell">
      <style:table-cell-properties style:vertical-align="top" fo:background-color="#ff420e" fo:padding="0in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le6.C2" style:family="table-cell">
      <style:table-cell-properties style:vertical-align="top" fo:background-color="#ff420e" fo:padding="0in" fo:border-left="0.5pt solid #000000" fo:border-right="0.5pt solid #000000" fo:border-top="1pt solid #000000" fo:border-bottom="0.5pt solid #000000" style:writing-mode="lr-tb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style:vertical-align="top" fo:background-color="#ffffcc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3" style:family="table-cell">
      <style:table-cell-properties style:vertical-align="top" fo:background-color="#ffffcc" fo:padding="0in" fo:border="0.5pt solid #000000" style:writing-mode="lr-tb">
        <style:background-image/>
      </style:table-cell-properties>
    </style:style>
    <style:style style:name="Table6.A4" style:family="table-cell">
      <style:table-cell-properties style:vertical-align="top" fo:background-color="#cadbfe" fo:padding="0in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le6.C4" style:family="table-cell">
      <style:table-cell-properties style:vertical-align="top" fo:background-color="#cadbfe" fo:padding="0in" fo:border-left="0.5pt solid #000000" fo:border-right="0.5pt solid #000000" fo:border-top="1pt solid #000000" fo:border-bottom="0.5pt solid #000000" style:writing-mode="lr-tb">
        <style:background-image/>
      </style:table-cell-properties>
    </style:style>
    <style:style style:name="Table6.A25" style:family="table-cell">
      <style:table-cell-properties style:vertical-align="top" fo:background-color="#ffffcc" fo:padding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.C25" style:family="table-cell">
      <style:table-cell-properties style:vertical-align="top" fo:background-color="#ffffcc" fo:padding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.A26" style:family="table-cell">
      <style:table-cell-properties style:vertical-align="top" fo:background-color="#cadbfe" fo:padding="0in" fo:border-left="0.5pt solid #000000" fo:border-right="none" fo:border-top="none" fo:border-bottom="0.5pt solid #000000" style:writing-mode="lr-tb">
        <style:background-image/>
      </style:table-cell-properties>
    </style:style>
    <style:style style:name="Table6.C26" style:family="table-cell">
      <style:table-cell-properties style:vertical-align="top" fo:background-color="#cadbfe" fo:padding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0b84c1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roid Serif1" fo:font-size="11pt" fo:font-style="normal" fo:text-shadow="none" style:text-underline-style="none" fo:font-weight="normal" officeooo:paragraph-rsid="000b84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roid Serif1" fo:font-size="11pt" fo:font-style="normal" fo:text-shadow="none" style:text-underline-style="none" fo:font-weight="normal" officeooo:rsid="0071da84" officeooo:paragraph-rsid="000b84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roid Serif1" fo:font-size="14pt" fo:font-style="normal" fo:text-shadow="none" style:text-underline-style="none" fo:font-weight="normal" officeooo:paragraph-rsid="000b84c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fffefe" style:text-outline="false" style:text-line-through-style="none" style:font-name="Droid Serif1" fo:font-size="19.5pt" fo:letter-spacing="normal" fo:font-style="normal" fo:text-shadow="none" style:text-underline-style="none" fo:font-weight="normal" officeooo:paragraph-rsid="000b84c1" style:font-size-asian="19.5pt" style:font-style-asian="normal" style:font-weight-asian="normal" style:font-size-complex="19.5pt" style:font-style-complex="normal" style:font-weight-complex="normal" style:text-overline-style="none" style:text-overline-color="font-color"/>
    </style:style>
    <style:style style:name="T1" style:family="text">
      <style:text-properties officeooo:rsid="0071da84"/>
    </style:style>
    <style:style style:name="T2" style:family="text">
      <style:text-properties officeooo:rsid="001915dd"/>
    </style:style>
    <style:style style:name="T3" style:family="text">
      <style:text-properties officeooo:rsid="018d19d2"/>
    </style:style>
    <style:style style:name="T4" style:family="text">
      <style:text-properties officeooo:rsid="00196a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5">Mac Keyboard Shortcut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4">Function</text:p>
          </table:table-cell>
          <table:table-cell table:style-name="Table6.A2" office:value-type="string">
            <text:p text:style-name="P4">Shortcut Key</text:p>
          </table:table-cell>
          <table:table-cell table:style-name="Table6.C2" office:value-type="string">
            <text:p text:style-name="P4">Context</text:p>
          </table:table-cell>
        </table:table-row>
        <table:table-row table:style-name="Table6.3">
          <table:table-cell table:style-name="Table6.A3" office:value-type="string">
            <text:p text:style-name="P2"><text:span text:style-name="T2">Clear</text:span> Search <text:span text:style-name="T2">Phrases</text:span></text:p>
          </table:table-cell>
          <table:table-cell table:style-name="Table6.A3" office:value-type="string">
            <text:p text:style-name="P2"><text:span text:style-name="T3">Command</text:span><text:span text:style-name="T2">-E</text:span>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Load Search File</text:p>
          </table:table-cell>
          <table:table-cell table:style-name="Table6.A4" office:value-type="string">
            <text:p text:style-name="P2"><text:span text:style-name="T3">Command</text:span>-O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Save Search File</text:p>
          </table:table-cell>
          <table:table-cell table:style-name="Table6.A3" office:value-type="string">
            <text:p text:style-name="P2"><text:span text:style-name="T3">Command</text:span>-S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Exit</text:p>
          </table:table-cell>
          <table:table-cell table:style-name="Table6.A4" office:value-type="string">
            <text:p text:style-name="P2"><text:span text:style-name="T3">Command</text:span>-Q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Cut</text:p>
          </table:table-cell>
          <table:table-cell table:style-name="Table6.A3" office:value-type="string">
            <text:p text:style-name="P2"><text:span text:style-name="T3">Command</text:span>-X</text:p>
          </table:table-cell>
          <table:table-cell table:style-name="Table6.C3" office:value-type="string">
            <text:p text:style-name="P2">Search Phrase Editor with text selected</text:p>
          </table:table-cell>
        </table:table-row>
        <table:table-row table:style-name="Table6.1">
          <table:table-cell table:style-name="Table6.A4" office:value-type="string">
            <text:p text:style-name="P2">Copy</text:p>
          </table:table-cell>
          <table:table-cell table:style-name="Table6.A4" office:value-type="string">
            <text:p text:style-name="P2"><text:span text:style-name="T3">Command</text:span>-C</text:p>
          </table:table-cell>
          <table:table-cell table:style-name="Table6.C4" office:value-type="string">
            <text:p text:style-name="P2">Search Phrase Editor with text selected</text:p>
          </table:table-cell>
        </table:table-row>
        <table:table-row table:style-name="Table6.1">
          <table:table-cell table:style-name="Table6.A3" office:value-type="string">
            <text:p text:style-name="P2">Paste</text:p>
          </table:table-cell>
          <table:table-cell table:style-name="Table6.A3" office:value-type="string">
            <text:p text:style-name="P2"><text:span text:style-name="T3">Command</text:span>-V</text:p>
          </table:table-cell>
          <table:table-cell table:style-name="Table6.C3" office:value-type="string">
            <text:p text:style-name="P2">Search Phrase Editor</text:p>
          </table:table-cell>
        </table:table-row>
        <table:table-row table:style-name="Table6.1">
          <table:table-cell table:style-name="Table6.A4" office:value-type="string">
            <text:p text:style-name="P2">Delete</text:p>
          </table:table-cell>
          <table:table-cell table:style-name="Table6.A4" office:value-type="string">
            <text:p text:style-name="P2">Del</text:p>
          </table:table-cell>
          <table:table-cell table:style-name="Table6.C4" office:value-type="string">
            <text:p text:style-name="P2">Search Phrase Editor with text selected</text:p>
          </table:table-cell>
        </table:table-row>
        <table:table-row table:style-name="Table6.1">
          <table:table-cell table:style-name="Table6.A3" office:value-type="string">
            <text:p text:style-name="P2">Select All</text:p>
          </table:table-cell>
          <table:table-cell table:style-name="Table6.A3" office:value-type="string">
            <text:p text:style-name="P2"><text:span text:style-name="T3">Command</text:span>-A</text:p>
          </table:table-cell>
          <table:table-cell table:style-name="Table6.C3" office:value-type="string">
            <text:p text:style-name="P2">Search Phrase Editor</text:p>
            <text:p text:style-name="P2">Search Results List/Tree</text:p>
            <text:p text:style-name="P2">Scripture Browser</text:p>
          </table:table-cell>
        </table:table-row>
        <table:table-row table:style-name="Table6.1">
          <table:table-cell table:style-name="Table6.A4" office:value-type="string">
            <text:p text:style-name="P2">New Search Phrase</text:p>
          </table:table-cell>
          <table:table-cell table:style-name="Table6.A4" office:value-type="string">
            <text:p text:style-name="P2"><text:span text:style-name="T3">Command</text:span>-P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View Details</text:p>
          </table:table-cell>
          <table:table-cell table:style-name="Table6.A3" office:value-type="string">
            <text:p text:style-name="P2"><text:span text:style-name="T3">Command</text:span>-D</text:p>
          </table:table-cell>
          <table:table-cell table:style-name="Table6.C3" office:value-type="string">
            <text:p text:style-name="P2">Search Results List/Tree</text:p>
            <text:p text:style-name="P2">Scripture Browser</text:p>
            <text:p text:style-name="P2">Passage Navigator</text:p>
          </table:table-cell>
        </table:table-row>
        <table:table-row table:style-name="Table6.1">
          <table:table-cell table:style-name="Table6.A4" office:value-type="string">
            <text:p text:style-name="P2">Passage Navigator</text:p>
          </table:table-cell>
          <table:table-cell table:style-name="Table6.A4" office:value-type="string">
            <text:p text:style-name="P2"><text:span text:style-name="T3">Command</text:span>-G</text:p>
          </table:table-cell>
          <table:table-cell table:style-name="Table6.C4" office:value-type="string">
            <text:p text:style-name="P2">Anywhere, but starting reference depends on active cursor focus location</text:p>
          </table:table-cell>
        </table:table-row>
        <table:table-row table:style-name="Table6.1">
          <table:table-cell table:style-name="Table6.A3" office:value-type="string">
            <text:p text:style-name="P2">Navigate to Beginning of Bible</text:p>
          </table:table-cell>
          <table:table-cell table:style-name="Table6.A3" office:value-type="string">
            <text:p text:style-name="P2">Alt-Home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Navigate to Ending of Bible</text:p>
          </table:table-cell>
          <table:table-cell table:style-name="Table6.A4" office:value-type="string">
            <text:p text:style-name="P2">Alt-End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Navigate Book Backward</text:p>
          </table:table-cell>
          <table:table-cell table:style-name="Table6.A3" office:value-type="string">
            <text:p text:style-name="P2">C<text:span text:style-name="T3">ommand</text:span>-PgUp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Navigate Book Forward</text:p>
          </table:table-cell>
          <table:table-cell table:style-name="Table6.A4" office:value-type="string">
            <text:p text:style-name="P2">C<text:span text:style-name="T3">ommand</text:span>-PgDn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Navigate Chapter Backward</text:p>
          </table:table-cell>
          <table:table-cell table:style-name="Table6.A3" office:value-type="string">
            <text:p text:style-name="P2">Alt-PgUp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Navigate Chapter Forward</text:p>
          </table:table-cell>
          <table:table-cell table:style-name="Table6.A4" office:value-type="string">
            <text:p text:style-name="P2">Alt-PgDn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Navigate History Backward</text:p>
          </table:table-cell>
          <table:table-cell table:style-name="Table6.A3" office:value-type="string">
            <text:p text:style-name="P2">Alt-Left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Navigate History Forward</text:p>
          </table:table-cell>
          <table:table-cell table:style-name="Table6.A4" office:value-type="string">
            <text:p text:style-name="P2">Alt-Right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Navigate History Home</text:p>
          </table:table-cell>
          <table:table-cell table:style-name="Table6.A3" office:value-type="string">
            <text:p text:style-name="P2">Alt-Up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<text:span text:style-name="T2">Refresh Browser</text:span></text:p>
          </table:table-cell>
          <table:table-cell table:style-name="Table6.A4" office:value-type="string">
            <text:p text:style-name="P2"><text:span text:style-name="T2">F5</text:span></text:p>
          </table:table-cell>
          <table:table-cell table:style-name="Table6.C4" office:value-type="string">
            <text:p text:style-name="P2"><text:span text:style-name="T2">Anywhere</text:span></text:p>
          </table:table-cell>
        </table:table-row>
        <table:table-row table:style-name="Table6.1">
          <table:table-cell table:style-name="Table6.A25" office:value-type="string">
            <text:p text:style-name="P2"><text:span text:style-name="T2">Goto PureBibleSearch.com</text:span></text:p>
          </table:table-cell>
          <table:table-cell table:style-name="Table6.A25" office:value-type="string">
            <text:p text:style-name="P2"><text:span text:style-name="T2">F2</text:span></text:p>
          </table:table-cell>
          <table:table-cell table:style-name="Table6.C25" office:value-type="string">
            <text:p text:style-name="P2"><text:span text:style-name="T2">Anywhere</text:span></text:p>
          </table:table-cell>
        </table:table-row>
        <table:table-row table:style-name="Table6.1">
          <table:table-cell table:style-name="Table6.A26" office:value-type="string">
            <text:p text:style-name="P2">About Dialog</text:p>
          </table:table-cell>
          <table:table-cell table:style-name="Table6.A26" office:value-type="string">
            <text:p text:style-name="P2">F1</text:p>
          </table:table-cell>
          <table:table-cell table:style-name="Table6.C26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Help</text:p>
          </table:table-cell>
          <table:table-cell table:style-name="Table6.A3" office:value-type="string">
            <text:p text:style-name="P2">Shift-F1</text:p>
            <text:p text:style-name="P2"><text:span text:style-name="T3">Alt-F1</text:span></text:p>
            <text:p text:style-name="P2"><text:span text:style-name="T3">(depends on keyboard)</text:span>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Focus Search Phrase 1</text:p>
          </table:table-cell>
          <table:table-cell table:style-name="Table6.A4" office:value-type="string">
            <text:p text:style-name="P2"><text:span text:style-name="T3">Command</text:span>-1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Focus Search Phrase 2</text:p>
          </table:table-cell>
          <table:table-cell table:style-name="Table6.A3" office:value-type="string">
            <text:p text:style-name="P2"><text:span text:style-name="T3">Command</text:span>-2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Focus Search Phrase 3</text:p>
          </table:table-cell>
          <table:table-cell table:style-name="Table6.A4" office:value-type="string">
            <text:p text:style-name="P2"><text:span text:style-name="T3">Command</text:span>-3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Focus Search Phrase 4</text:p>
          </table:table-cell>
          <table:table-cell table:style-name="Table6.A3" office:value-type="string">
            <text:p text:style-name="P2"><text:span text:style-name="T3">Command</text:span>-4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Focus Search Phrase 5</text:p>
          </table:table-cell>
          <table:table-cell table:style-name="Table6.A4" office:value-type="string">
            <text:p text:style-name="P2"><text:span text:style-name="T3">Command</text:span>-5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Focus Search Phrase 6</text:p>
          </table:table-cell>
          <table:table-cell table:style-name="Table6.A3" office:value-type="string">
            <text:p text:style-name="P2"><text:span text:style-name="T3">Command</text:span>-6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Focus Search Phrase 7</text:p>
          </table:table-cell>
          <table:table-cell table:style-name="Table6.A4" office:value-type="string">
            <text:p text:style-name="P2"><text:span text:style-name="T3">Command</text:span>-7</text:p>
          </table:table-cell>
          <table:table-cell table:style-name="Table6.C4" office:value-type="string">
            <text:p text:style-name="P2">Anywhere</text:p>
          </table:table-cell>
        </table:table-row>
        <table:table-row table:style-name="Table6.1">
          <table:table-cell table:style-name="Table6.A3" office:value-type="string">
            <text:p text:style-name="P2">Focus Search Phrase 8</text:p>
          </table:table-cell>
          <table:table-cell table:style-name="Table6.A3" office:value-type="string">
            <text:p text:style-name="P2"><text:span text:style-name="T3">Command</text:span>-8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Focus Search Results List</text:p>
          </table:table-cell>
          <table:table-cell table:style-name="Table6.A4" office:value-type="string">
            <text:p text:style-name="P2"><text:span text:style-name="T3">Command</text:span>-9</text:p>
          </table:table-cell>
          <table:table-cell table:style-name="Table6.C4" office:value-type="string">
            <text:p text:style-name="P2">Anywhere</text:p>
          </table:table-cell>
        </table:table-row>
        <text:soft-page-break/>
        <table:table-row table:style-name="Table6.1">
          <table:table-cell table:style-name="Table6.A3" office:value-type="string">
            <text:p text:style-name="P2">Focus Scripture Browser</text:p>
          </table:table-cell>
          <table:table-cell table:style-name="Table6.A3" office:value-type="string">
            <text:p text:style-name="P2"><text:span text:style-name="T3">Command</text:span>-0</text:p>
          </table:table-cell>
          <table:table-cell table:style-name="Table6.C3" office:value-type="string">
            <text:p text:style-name="P2">Anywhere</text:p>
          </table:table-cell>
        </table:table-row>
        <table:table-row table:style-name="Table6.1">
          <table:table-cell table:style-name="Table6.A4" office:value-type="string">
            <text:p text:style-name="P2">Copy Verse Text</text:p>
          </table:table-cell>
          <table:table-cell table:style-name="Table6.A4" office:value-type="string">
            <text:p text:style-name="P2"><text:span text:style-name="T3">Command</text:span>-V</text:p>
          </table:table-cell>
          <table:table-cell table:style-name="Table6.C4" office:value-type="string">
            <text:p text:style-name="P2">Search Results List/Tree with selection <text:span text:style-name="T2">or Scripture Browser with verse text selected</text:span></text:p>
          </table:table-cell>
        </table:table-row>
        <table:table-row table:style-name="Table6.1">
          <table:table-cell table:style-name="Table6.A3" office:value-type="string">
            <text:p text:style-name="P2">Copy Raw Verse Text</text:p>
          </table:table-cell>
          <table:table-cell table:style-name="Table6.A3" office:value-type="string">
            <text:p text:style-name="P2"><text:span text:style-name="T3">Command</text:span>-T</text:p>
          </table:table-cell>
          <table:table-cell table:style-name="Table6.C3" office:value-type="string">
            <text:p text:style-name="P2">Search Results List/Tree with selection or Scripture Browser with <text:span text:style-name="T2">verse </text:span>text selected</text:p>
          </table:table-cell>
        </table:table-row>
        <table:table-row table:style-name="Table6.1">
          <table:table-cell table:style-name="Table6.A4" office:value-type="string">
            <text:p text:style-name="P2">Copy Reference(s)</text:p>
          </table:table-cell>
          <table:table-cell table:style-name="Table6.A4" office:value-type="string">
            <text:p text:style-name="P2"><text:span text:style-name="T3">Command</text:span>-<text:span text:style-name="T2">C</text:span></text:p>
          </table:table-cell>
          <table:table-cell table:style-name="Table6.C4" office:value-type="string">
            <text:p text:style-name="P2">Search Results List/Tree with selection or Scripture Browser with or without text selected</text:p>
          </table:table-cell>
        </table:table-row>
        <table:table-row table:style-name="Table6.1">
          <table:table-cell table:style-name="Table6.A3" office:value-type="string">
            <text:p text:style-name="P2">Copy Complete Verse Text and Reference Details</text:p>
          </table:table-cell>
          <table:table-cell table:style-name="Table6.A3" office:value-type="string">
            <text:p text:style-name="P2"><text:span text:style-name="T3">Command</text:span>-<text:span text:style-name="T2">B</text:span></text:p>
          </table:table-cell>
          <table:table-cell table:style-name="Table6.C3" office:value-type="string">
            <text:p text:style-name="P2">Search Results List/Tree with selection <text:span text:style-name="T2">or Scripture Browser</text:span></text:p>
          </table:table-cell>
        </table:table-row>
        <table:table-row table:style-name="Table6.1">
          <table:table-cell table:style-name="Table6.A4" office:value-type="string">
            <text:p text:style-name="P2">Clear Selection</text:p>
          </table:table-cell>
          <table:table-cell table:style-name="Table6.A4" office:value-type="string">
            <text:p text:style-name="P2">Esc</text:p>
          </table:table-cell>
          <table:table-cell table:style-name="Table6.C4" office:value-type="string">
            <text:p text:style-name="P2">Search Results List/Tree with selection</text:p>
          </table:table-cell>
        </table:table-row>
        <table:table-row table:style-name="Table6.1">
          <table:table-cell table:style-name="Table6.A3" office:value-type="string">
            <text:p text:style-name="P2">Copy as Shown</text:p>
          </table:table-cell>
          <table:table-cell table:style-name="Table6.A3" office:value-type="string">
            <text:p text:style-name="P2"><text:span text:style-name="T3">Command</text:span>-C</text:p>
          </table:table-cell>
          <table:table-cell table:style-name="Table6.C3" office:value-type="string">
            <text:p text:style-name="P2">Scripture Browser with text selected</text:p>
          </table:table-cell>
        </table:table-row>
        <table:table-row table:style-name="Table6.1">
          <table:table-cell table:style-name="Table6.A4" office:value-type="string">
            <text:p text:style-name="P2"><text:span text:style-name="T2">Highlighter Tool #1</text:span></text:p>
          </table:table-cell>
          <table:table-cell table:style-name="Table6.A4" office:value-type="string">
            <text:p text:style-name="P2"><text:span text:style-name="T2">Ctrl-H</text:span></text:p>
          </table:table-cell>
          <table:table-cell table:style-name="Table6.C4" office:value-type="string">
            <text:p text:style-name="P2"><text:span text:style-name="T2">Search Results List/Tree with Search Results selection and Highlighting displayed or Scripture Browser with verse text selected</text:span></text:p>
          </table:table-cell>
        </table:table-row>
        <table:table-row table:style-name="Table6.1">
          <table:table-cell table:style-name="Table6.A3" office:value-type="string">
            <text:p text:style-name="P2"><text:span text:style-name="T2">Highlighter Tool #2</text:span></text:p>
          </table:table-cell>
          <table:table-cell table:style-name="Table6.A3" office:value-type="string">
            <text:p text:style-name="P2"><text:span text:style-name="T2">Ctrl-J</text:span></text:p>
          </table:table-cell>
          <table:table-cell table:style-name="Table6.C3" office:value-type="string">
            <text:p text:style-name="P2"><text:span text:style-name="T2">Search Results List/Tree with Search Results selection and Highlighting displayed or Scripture Browser with verse text selected</text:span></text:p>
          </table:table-cell>
        </table:table-row>
        <table:table-row table:style-name="Table6.1">
          <table:table-cell table:style-name="Table6.A4" office:value-type="string">
            <text:p text:style-name="P2"><text:span text:style-name="T2">Highlighter Tool #3</text:span></text:p>
          </table:table-cell>
          <table:table-cell table:style-name="Table6.A4" office:value-type="string">
            <text:p text:style-name="P2"><text:span text:style-name="T2">Ctrl-K</text:span></text:p>
          </table:table-cell>
          <table:table-cell table:style-name="Table6.C4" office:value-type="string">
            <text:p text:style-name="P2"><text:span text:style-name="T2">Search Results List/Tree with Search Results selection and Highlighting displayed or Scripture Browser with verse text selected</text:span></text:p>
          </table:table-cell>
        </table:table-row>
        <table:table-row table:style-name="Table6.1">
          <table:table-cell table:style-name="Table6.A3" office:value-type="string">
            <text:p text:style-name="P2"><text:span text:style-name="T2">Highlighter Tool #4</text:span></text:p>
          </table:table-cell>
          <table:table-cell table:style-name="Table6.A3" office:value-type="string">
            <text:p text:style-name="P2"><text:span text:style-name="T2">Ctrl-L</text:span></text:p>
          </table:table-cell>
          <table:table-cell table:style-name="Table6.C3" office:value-type="string">
            <text:p text:style-name="P2"><text:span text:style-name="T2">Search Results List/Tree with Search Results selection and Highlighting displayed or Scripture Browser with verse text selected</text:span></text:p>
          </table:table-cell>
        </table:table-row>
        <table:table-row table:style-name="Table6.1">
          <table:table-cell table:style-name="Table6.A4" office:value-type="string">
            <text:p text:style-name="P2"><text:span text:style-name="T4">Add/Edit/Remove Note</text:span></text:p>
          </table:table-cell>
          <table:table-cell table:style-name="Table6.A4" office:value-type="string">
            <text:p text:style-name="P3"><text:span text:style-name="T3">Command</text:span><text:span text:style-name="T4">-M</text:span></text:p>
          </table:table-cell>
          <table:table-cell table:style-name="Table6.C4" office:value-type="string">
            <text:p text:style-name="P2"><text:span text:style-name="T4">Search Results List/Tree with Search Result Selected or Scripture Browser</text:span></text:p>
          </table:table-cell>
        </table:table-row>
        <table:table-row table:style-name="Table6.1">
          <table:table-cell table:style-name="Table6.A3" office:value-type="string">
            <text:p text:style-name="P2"><text:span text:style-name="T4">Add/Edit/Remove Cross Reference</text:span></text:p>
          </table:table-cell>
          <table:table-cell table:style-name="Table6.A3" office:value-type="string">
            <text:p text:style-name="P3"><text:span text:style-name="T3">Command</text:span><text:span text:style-name="T4">-R</text:span></text:p>
          </table:table-cell>
          <table:table-cell table:style-name="Table6.C3" office:value-type="string">
            <text:p text:style-name="P2"><text:span text:style-name="T4">Search Results List/Tree with Search Result Selected or Scripture Browser</text:span></text:p>
          </table:table-cell>
        </table:table-row>
        <table:table-row table:style-name="Table6.1">
          <table:table-cell table:style-name="Table6.A4" office:value-type="string">
            <text:p text:style-name="P2"><text:span text:style-name="T4">Expand All</text:span></text:p>
          </table:table-cell>
          <table:table-cell table:style-name="Table6.A4" office:value-type="string">
            <text:p text:style-name="P3"><text:span text:style-name="T3">Command</text:span><text:span text:style-name="T4">-U</text:span></text:p>
          </table:table-cell>
          <table:table-cell table:style-name="Table6.C4" office:value-type="string">
            <text:p text:style-name="P2"><text:span text:style-name="T4">Search Results Tree</text:span></text:p>
          </table:table-cell>
        </table:table-row>
        <table:table-row table:style-name="Table6.1">
          <table:table-cell table:style-name="Table6.A3" office:value-type="string">
            <text:p text:style-name="P2"><text:span text:style-name="T4">Collapse All</text:span></text:p>
          </table:table-cell>
          <table:table-cell table:style-name="Table6.A3" office:value-type="string">
            <text:p text:style-name="P3"><text:span text:style-name="T3">Command</text:span><text:span text:style-name="T4">-I</text:span></text:p>
          </table:table-cell>
          <table:table-cell table:style-name="Table6.C3" office:value-type="string">
            <text:p text:style-name="P2"><text:span text:style-name="T4">Search Results Tree</text:span></text:p>
          </table:table-cell>
        </table:table-row>
        <table:table-row table:style-name="Table6.1">
          <table:table-cell table:style-name="Table6.A4" office:value-type="string">
            <text:p text:style-name="P2">Zoom-In</text:p>
          </table:table-cell>
          <table:table-cell table:style-name="Table6.A4" office:value-type="string">
            <text:p text:style-name="P2"><text:span text:style-name="T3">Command</text:span><text:span text:style-name="T1">-</text:span>MouseWheelUp</text:p>
            <text:p text:style-name="P3">or <text:span text:style-name="T3">Command</text:span>-Plus</text:p>
          </table:table-cell>
          <table:table-cell table:style-name="Table6.C4" office:value-type="string">
            <text:p text:style-name="P2">Scripture Browser</text:p>
          </table:table-cell>
        </table:table-row>
        <table:table-row table:style-name="Table6.1">
          <table:table-cell table:style-name="Table6.A3" office:value-type="string">
            <text:p text:style-name="P2">Zoom-Out</text:p>
          </table:table-cell>
          <table:table-cell table:style-name="Table6.A3" office:value-type="string">
            <text:p text:style-name="P2"><text:span text:style-name="T3">Command</text:span><text:span text:style-name="T1">-</text:span>MouseWheel<text:soft-page-break/>Dn</text:p>
            <text:p text:style-name="P3">or <text:span text:style-name="T3">Command</text:span>-Minus</text:p>
          </table:table-cell>
          <table:table-cell table:style-name="Table6.C3" office:value-type="string">
            <text:p text:style-name="P2">Scripture Browser</text:p>
          </table:table-cell>
        </table:table-row>
        <table:table-row table:style-name="Table6.1">
          <table:table-cell table:style-name="Table6.A4" office:value-type="string">
            <text:p text:style-name="P2"><text:span text:style-name="T2">New Search Window</text:span></text:p>
          </table:table-cell>
          <table:table-cell table:style-name="Table6.A4" office:value-type="string">
            <text:p text:style-name="P2"><text:span text:style-name="T3">Command</text:span><text:span text:style-name="T2">-N</text:span></text:p>
          </table:table-cell>
          <table:table-cell table:style-name="Table6.C4" office:value-type="string">
            <text:p text:style-name="P2"><text:span text:style-name="T2">Anywhere</text:span></text:p>
          </table:table-cell>
        </table:table-row>
        <table:table-row table:style-name="Table6.1">
          <table:table-cell table:style-name="Table6.A3" office:value-type="string">
            <text:p text:style-name="P2">Close Search <text:span text:style-name="T2">Window</text:span></text:p>
          </table:table-cell>
          <table:table-cell table:style-name="Table6.A3" office:value-type="string">
            <text:p text:style-name="P2"><text:span text:style-name="T3">Command</text:span>-W</text:p>
          </table:table-cell>
          <table:table-cell table:style-name="Table6.C3" office:value-type="string">
            <text:p text:style-name="P2">Anywhere, will close <text:span text:style-name="T2">the current Search Window</text:span></text:p>
          </table:table-cell>
        </table:table-row>
        <table:table-row table:style-name="Table6.1">
          <table:table-cell table:style-name="Table6.A4" office:value-type="string">
            <text:p text:style-name="P2">Navigate to Current Search Result</text:p>
          </table:table-cell>
          <table:table-cell table:style-name="Table6.A4" office:value-type="string">
            <text:p text:style-name="P2">Enter or Double-Click</text:p>
          </table:table-cell>
          <table:table-cell table:style-name="Table6.C4" office:value-type="string">
            <text:p text:style-name="P2">Search Results List/Tree with a verse as the current index</text:p>
          </table:table-cell>
        </table:table-row>
        <table:table-row table:style-name="Table6.1">
          <table:table-cell table:style-name="Table6.A25" office:value-type="string">
            <text:p text:style-name="P2">Find</text:p>
          </table:table-cell>
          <table:table-cell table:style-name="Table6.A25" office:value-type="string">
            <text:p text:style-name="P2"><text:span text:style-name="T3">Command</text:span>-F</text:p>
          </table:table-cell>
          <table:table-cell table:style-name="Table6.C25" office:value-type="string">
            <text:p text:style-name="P2">Scripture Browser</text:p>
            <text:p text:style-name="P2">Find Dialog</text:p>
          </table:table-cell>
        </table:table-row>
        <table:table-row table:style-name="Table6.1">
          <table:table-cell table:style-name="Table6.A26" office:value-type="string">
            <text:p text:style-name="P2">Find Next</text:p>
          </table:table-cell>
          <table:table-cell table:style-name="Table6.A26" office:value-type="string">
            <text:p text:style-name="P2">F3</text:p>
          </table:table-cell>
          <table:table-cell table:style-name="Table6.C26" office:value-type="string">
            <text:p text:style-name="P2">Scripture Browser</text:p>
          </table:table-cell>
        </table:table-row>
        <table:table-row table:style-name="Table6.1">
          <table:table-cell table:style-name="Table6.A3" office:value-type="string">
            <text:p text:style-name="P2">Find Previous</text:p>
          </table:table-cell>
          <table:table-cell table:style-name="Table6.A3" office:value-type="string">
            <text:p text:style-name="P2">Shift-F3</text:p>
            <text:p text:style-name="P2"><text:span text:style-name="T3">Alt-F3</text:span></text:p>
            <text:p text:style-name="P2"><text:span text:style-name="T3">(depends on keyboard)</text:span></text:p>
          </table:table-cell>
          <table:table-cell table:style-name="Table6.C3" office:value-type="string">
            <text:p text:style-name="P2">Scripture Browser</text:p>
          </table:table-cell>
        </table:table-row>
        <table:table-row table:style-name="Table6.1">
          <table:table-cell table:style-name="Table6.A4" office:value-type="string">
            <text:p text:style-name="P2"><text:span text:style-name="T4">Next View Mode</text:span></text:p>
          </table:table-cell>
          <table:table-cell table:style-name="Table6.A4" office:value-type="string">
            <text:p text:style-name="P2"><text:span text:style-name="T4">F6</text:span></text:p>
          </table:table-cell>
          <table:table-cell table:style-name="Table6.C4" office:value-type="string">
            <text:p text:style-name="P2"><text:span text:style-name="T4">Anywhere</text:span></text:p>
          </table:table-cell>
        </table:table-row>
        <table:table-row table:style-name="Table6.1">
          <table:table-cell table:style-name="Table6.A3" office:value-type="string">
            <text:p text:style-name="P2"><text:span text:style-name="T4">Next Tree Mode</text:span></text:p>
          </table:table-cell>
          <table:table-cell table:style-name="Table6.A3" office:value-type="string">
            <text:p text:style-name="P2"><text:span text:style-name="T4">F7</text:span></text:p>
          </table:table-cell>
          <table:table-cell table:style-name="Table6.C3" office:value-type="string">
            <text:p text:style-name="P2"><text:span text:style-name="T4">Anywhere</text:span></text:p>
          </table:table-cell>
        </table:table-row>
        <table:table-row table:style-name="Table6.1">
          <table:table-cell table:style-name="Table6.A4" office:value-type="string">
            <text:p text:style-name="P2"><text:span text:style-name="T4">Next Display Mode</text:span></text:p>
          </table:table-cell>
          <table:table-cell table:style-name="Table6.A4" office:value-type="string">
            <text:p text:style-name="P2"><text:span text:style-name="T4">F8</text:span></text:p>
          </table:table-cell>
          <table:table-cell table:style-name="Table6.C4" office:value-type="string">
            <text:p text:style-name="P2"><text:span text:style-name="T4">Anywhere</text:span></text:p>
          </table:table-cell>
        </table:table-row>
        <table:table-row table:style-name="Table6.1">
          <table:table-cell table:style-name="Table6.A25" office:value-type="string">
            <text:p text:style-name="P2"><text:span text:style-name="T4">Toggle View Missing Books/Chapters</text:span></text:p>
          </table:table-cell>
          <table:table-cell table:style-name="Table6.A25" office:value-type="string">
            <text:p text:style-name="P2"><text:span text:style-name="T4">F4</text:span></text:p>
          </table:table-cell>
          <table:table-cell table:style-name="Table6.C25" office:value-type="string">
            <text:p text:style-name="P2"><text:span text:style-name="T4">Anywher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lainBlackWide" svg:font-family="PlainBlackWide"/>
    <style:font-face style:name="Droid Serif" svg:font-family="'Droid Serif'" style:font-family-generic="roman"/>
    <style:font-face style:name="Droid Serif1" svg:font-family="'Droid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roid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lainBlackWide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Droid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roid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oid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00:11:26</meta:creation-date>
    <dc:date>2013-11-12T00:26:06</dc:date>
    <meta:editing-duration>P0D</meta:editing-duration>
    <meta:editing-cycles>1</meta:editing-cycles>
    <meta:document-statistic meta:table-count="1" meta:image-count="0" meta:object-count="0" meta:page-count="3" meta:paragraph-count="198" meta:word-count="512" meta:character-count="3594" meta:non-whitespace-character-count="3280"/>
    <meta:generator>LibreOffice/4.0.2.2$Linux_X86_64 LibreOffice_project/400m0$Build-2</meta:generator>
  </office:meta>
</office:document-meta>
</file>